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09cm"/>
    </style:style>
    <style:style style:name="co4" style:family="table-column">
      <style:table-column-properties fo:break-before="auto" style:column-width="12.809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2">
          <table:table-cell office:value-type="string">
            <text:p>CUENTA DE PÉRDIDAS Y GANANCIAS</text:p>
          </table:table-cell>
          <table:table-cell table:number-columns-repeated="1023"/>
        </table:table-row>
        <table:table-row table:style-name="ro2">
          <table:table-cell office:value-type="string">
            <text:p>A) OPERACIONES CONTINUADAS</text:p>
          </table:table-cell>
          <table:table-cell table:number-columns-repeated="1023"/>
        </table:table-row>
        <table:table-row table:style-name="ro2">
          <table:table-cell office:value-type="string">
            <text:p>1. Importe neto de la cifra de negocios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Ventas</text:p>
          </table:table-cell>
          <table:table-cell table:style-name="ce3" office:value-type="string">
            <text:p>-700-701-702-703-704-706-708-709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Prestaciones de servicios</text:p>
          </table:table-cell>
          <table:table-cell office:value-type="string">
            <text:p>-705</text:p>
          </table:table-cell>
          <table:table-cell table:number-columns-repeated="1022"/>
        </table:table-row>
        <table:table-row table:style-name="ro2">
          <table:table-cell office:value-type="string">
            <text:p>2. Variación de existencias de productos terminados y en curso de fabricación</text:p>
          </table:table-cell>
          <table:table-cell office:value-type="string">
            <text:p>-6930-71-7930</text:p>
          </table:table-cell>
          <table:table-cell table:number-columns-repeated="1022"/>
        </table:table-row>
        <table:table-row table:style-name="ro2">
          <table:table-cell office:value-type="string">
            <text:p>3. Trabajos realizados por la empresa para su activo</text:p>
          </table:table-cell>
          <table:table-cell office:value-type="string">
            <text:p>-73</text:p>
          </table:table-cell>
          <table:table-cell table:number-columns-repeated="1022"/>
        </table:table-row>
        <table:table-row table:style-name="ro2">
          <table:table-cell office:value-type="string">
            <text:p>4. Aprovisionamientos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Consumo de mercaderías</text:p>
          </table:table-cell>
          <table:table-cell table:style-name="ce3" office:value-type="string">
            <text:p>-600-6060-6080-6090-610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Consumo de materias primas y otras materias consumibles</text:p>
          </table:table-cell>
          <table:table-cell table:style-name="ce3" office:value-type="string">
            <text:p>-601-602-6061-6062-6081-6082-6091-6092-611-612</text:p>
          </table:table-cell>
          <table:table-cell table:number-columns-repeated="1022"/>
        </table:table-row>
        <table:table-row table:style-name="ro2">
          <table:table-cell office:value-type="string">
            <text:p><text:s text:c="4"/>c) Trabajos realizados por otras empresas</text:p>
          </table:table-cell>
          <table:table-cell office:value-type="string">
            <text:p>-607</text:p>
          </table:table-cell>
          <table:table-cell table:number-columns-repeated="1022"/>
        </table:table-row>
        <table:table-row table:style-name="ro2">
          <table:table-cell office:value-type="string">
            <text:p><text:s text:c="4"/>d) Deterioro de mercaderías, materias primas y otros aprovisionamientos</text:p>
          </table:table-cell>
          <table:table-cell office:value-type="string">
            <text:p>-6931-6932-6933-7931-7932-7933</text:p>
          </table:table-cell>
          <table:table-cell table:number-columns-repeated="1022"/>
        </table:table-row>
        <table:table-row table:style-name="ro2">
          <table:table-cell office:value-type="string">
            <text:p>5. Otros ingresos de explotación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Ingresos accesorios y otros de gestión corriente</text:p>
          </table:table-cell>
          <table:table-cell office:value-type="string">
            <text:p>-75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Subvenciones de explotación incorporadas al resultado del ejercicio</text:p>
          </table:table-cell>
          <table:table-cell office:value-type="string">
            <text:p>-740-747</text:p>
          </table:table-cell>
          <table:table-cell table:number-columns-repeated="1022"/>
        </table:table-row>
        <table:table-row table:style-name="ro2">
          <table:table-cell office:value-type="string">
            <text:p>6. Gastos de personal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Sueldos, salarios y asimilados</text:p>
          </table:table-cell>
          <table:table-cell office:value-type="string">
            <text:p>-640-641-6450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Cargas sociales</text:p>
          </table:table-cell>
          <table:table-cell office:value-type="string">
            <text:p>-642-643-649</text:p>
          </table:table-cell>
          <table:table-cell table:number-columns-repeated="1022"/>
        </table:table-row>
        <table:table-row table:style-name="ro2">
          <table:table-cell office:value-type="string">
            <text:p><text:s text:c="4"/>c) Provisiones</text:p>
          </table:table-cell>
          <table:table-cell office:value-type="string">
            <text:p>-644-6457-7950-7957</text:p>
          </table:table-cell>
          <table:table-cell table:number-columns-repeated="1022"/>
        </table:table-row>
        <table:table-row table:style-name="ro2">
          <table:table-cell office:value-type="string">
            <text:p>7. Otros gastos de explotación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Servicios exteriores</text:p>
          </table:table-cell>
          <table:table-cell office:value-type="string">
            <text:p>-62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Tributos</text:p>
          </table:table-cell>
          <table:table-cell table:style-name="ce3" office:value-type="string">
            <text:p>-631-634-636-639</text:p>
          </table:table-cell>
          <table:table-cell table:number-columns-repeated="1022"/>
        </table:table-row>
        <table:table-row table:style-name="ro2">
          <table:table-cell office:value-type="string">
            <text:p><text:s text:c="4"/>c) Pérdidas, deterioro y variación de provisiones por operaciones comerciales.</text:p>
          </table:table-cell>
          <table:table-cell office:value-type="string">
            <text:p>-650-694-695-794-7954</text:p>
          </table:table-cell>
          <table:table-cell table:number-columns-repeated="1022"/>
        </table:table-row>
        <table:table-row table:style-name="ro2">
          <table:table-cell office:value-type="string">
            <text:p><text:s text:c="4"/>d) Otros gastos de gestión corriente.</text:p>
          </table:table-cell>
          <table:table-cell office:value-type="string">
            <text:p>-651-659</text:p>
          </table:table-cell>
          <table:table-cell table:number-columns-repeated="1022"/>
        </table:table-row>
        <table:table-row table:style-name="ro2">
          <table:table-cell office:value-type="string">
            <text:p>8. Amortización del inmovilizado</text:p>
          </table:table-cell>
          <table:table-cell office:value-type="string">
            <text:p>-68</text:p>
          </table:table-cell>
          <table:table-cell table:number-columns-repeated="1022"/>
        </table:table-row>
        <table:table-row table:style-name="ro2">
          <table:table-cell office:value-type="string">
            <text:p>9. Imputación de subvenciones de inmovilizado no financiero y otras</text:p>
          </table:table-cell>
          <table:table-cell office:value-type="string">
            <text:p>-746</text:p>
          </table:table-cell>
          <table:table-cell table:number-columns-repeated="1022"/>
        </table:table-row>
        <table:table-row table:style-name="ro2">
          <table:table-cell office:value-type="string">
            <text:p>10. Excesos de provisiones</text:p>
          </table:table-cell>
          <table:table-cell office:value-type="string">
            <text:p>-7951-7952-7955-7956</text:p>
          </table:table-cell>
          <table:table-cell table:number-columns-repeated="1022"/>
        </table:table-row>
        <table:table-row table:style-name="ro2">
          <table:table-cell office:value-type="string">
            <text:p>11. Deterioro y resultado por enajenaciones del inmovilizado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Deterioros y pérdidas</text:p>
          </table:table-cell>
          <table:table-cell office:value-type="string">
            <text:p>-690-691-692-790-791-792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Resultados por enajenaciones y otras</text:p>
          </table:table-cell>
          <table:table-cell office:value-type="string">
            <text:p>-670-671-672-770-771-772</text:p>
          </table:table-cell>
          <table:table-cell table:number-columns-repeated="1022"/>
        </table:table-row>
        <table:table-row table:style-name="ro2">
          <table:table-cell office:value-type="string">
            <text:p>12. Otros resultados</text:p>
          </table:table-cell>
          <table:table-cell office:value-type="string">
            <text:p>-678-778-77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.1) RESULTADO DE EXPLOTACIÓN (1+2+3+4+5+6+7+8+9+10+11+12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3. Ingres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De participaciones en instrumentos de patrimonio</text:p>
          </table:table-cell>
          <table:table-cell table:number-columns-repeated="1023"/>
        </table:table-row>
        <table:table-row table:style-name="ro2">
          <table:table-cell office:value-type="string">
            <text:p><text:s text:c="8"/>a1) En empresas del grupo y asociadas</text:p>
          </table:table-cell>
          <table:table-cell office:value-type="string">
            <text:p>-7600-7601</text:p>
          </table:table-cell>
          <table:table-cell table:number-columns-repeated="1022"/>
        </table:table-row>
        <table:table-row table:style-name="ro2">
          <table:table-cell office:value-type="string">
            <text:p><text:s text:c="8"/>a2) En terceros</text:p>
          </table:table-cell>
          <table:table-cell office:value-type="string">
            <text:p>-7602-7603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De valores negociables y otros instrument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8"/>b1) De empresas del grupo y asociadas</text:p>
          </table:table-cell>
          <table:table-cell office:value-type="string">
            <text:p>-7610-7611-76200-76201-76210-76211</text:p>
          </table:table-cell>
          <table:table-cell table:number-columns-repeated="1022"/>
        </table:table-row>
        <table:table-row table:style-name="ro2">
          <table:table-cell office:value-type="string">
            <text:p><text:s text:c="8"/>b2) De terceros</text:p>
          </table:table-cell>
          <table:table-cell office:value-type="string">
            <text:p>-7612-7613-76202-76203-76212-76213-767-769</text:p>
          </table:table-cell>
          <table:table-cell table:number-columns-repeated="1022"/>
        </table:table-row>
        <table:table-row table:style-name="ro2">
          <table:table-cell office:value-type="string">
            <text:p>14. Gast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Por deudas con empresas del grupo y asociadas</text:p>
          </table:table-cell>
          <table:table-cell office:value-type="string">
            <text:p>-6610-6611-6615-6616-6620-6621-6640-6641-6650-6651-6654-6655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Por deudas con terceros</text:p>
          </table:table-cell>
          <table:table-cell office:value-type="string">
            <text:p>-6612-6613-6617-6618-6622-6623-6624-6642-6643-6652-6653-6656-6657-669</text:p>
          </table:table-cell>
          <table:table-cell table:number-columns-repeated="1022"/>
        </table:table-row>
        <table:table-row table:style-name="ro2">
          <table:table-cell office:value-type="string">
            <text:p><text:s text:c="4"/>c) Por actualización de provisiones</text:p>
          </table:table-cell>
          <table:table-cell office:value-type="string">
            <text:p>-660</text:p>
          </table:table-cell>
          <table:table-cell table:number-columns-repeated="1022"/>
        </table:table-row>
        <table:table-row table:style-name="ro2">
          <table:table-cell office:value-type="string">
            <text:p>15. Variación de valor razonable en instrument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Cartera de negociación y otros</text:p>
          </table:table-cell>
          <table:table-cell office:value-type="string">
            <text:p>-6630-6631-6633-7630-7631-7633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Imputación al resultado del ejercicio por activos financieros disponibles para la venta</text:p>
          </table:table-cell>
          <table:table-cell office:value-type="string">
            <text:p>-6632-7632</text:p>
          </table:table-cell>
          <table:table-cell table:number-columns-repeated="1022"/>
        </table:table-row>
        <table:table-row table:style-name="ro2">
          <table:table-cell office:value-type="string">
            <text:p>16. Diferencias de cambio</text:p>
          </table:table-cell>
          <table:table-cell office:value-type="string">
            <text:p>-668-768</text:p>
          </table:table-cell>
          <table:table-cell table:number-columns-repeated="1022"/>
        </table:table-row>
        <table:table-row table:style-name="ro2">
          <table:table-cell office:value-type="string">
            <text:p>17. Deterioro y resultado por enajenaciones de instrumentos financieros</text:p>
          </table:table-cell>
          <table:table-cell table:number-columns-repeated="1023"/>
        </table:table-row>
        <table:table-row table:style-name="ro2">
          <table:table-cell office:value-type="string">
            <text:p><text:s text:c="4"/>a) Deterioros y pérdidas</text:p>
          </table:table-cell>
          <table:table-cell office:value-type="string">
            <text:p>-696-697-698-699-796-797-798-799</text:p>
          </table:table-cell>
          <table:table-cell table:number-columns-repeated="1022"/>
        </table:table-row>
        <table:table-row table:style-name="ro2">
          <table:table-cell office:value-type="string">
            <text:p><text:s text:c="4"/>b) Resultados por enajenaciones y otras</text:p>
          </table:table-cell>
          <table:table-cell office:value-type="string">
            <text:p>-666-667-673-675-766-773-7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.2) RESULTADO FINANCIERO (13+14+15+16 +17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.3) RESULTADO ANTES DE IMPUESTOS (A.1+A.2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8. Impuestos sobre beneficios</text:p>
          </table:table-cell>
          <table:table-cell office:value-type="string">
            <text:p>-6300+6301-633+63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.4) RESULTADO DEL EJERCICIO PROCEDENTE DE OPERACIONES CONTINUADAS <text:s text:c="3"/>(A.3 + 18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) OPERACIONES INTERRUMPID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19. Resultado del ejercicio procedente de operaciones interrumpidas neto de impuest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.5) RESULTADO DEL EJERCICIO (A.4 + 19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**END**</text:p>
          </table:table-cell>
          <table:table-cell table:number-columns-repeated="1023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2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es</meta:initial-creator>
    <meta:creation-date>2008-12-16T20:55:20</meta:creation-date>
    <dc:creator>Eloy Gomez</dc:creator>
    <dc:date>2011-11-16T14:20:26</dc:date>
    <meta:generator>LibreOffice/3.4$Unix LibreOffice_project/340m1$Build-302</meta:generator>
    <meta:editing-duration>PT2M3S</meta:editing-duration>
    <meta:editing-cycles>2</meta:editing-cycles>
    <meta:document-statistic meta:table-count="3" meta:cell-count="94" meta:object-count="0"/>
  </office:meta>
</office:document-meta>
</file>